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 math:fontstyle="italic">Projection</math:mi>
            <math:mover math:accent="true">
              <math:mi>a</math:mi>
              <math:mo math:stretchy="false">→</math:mo>
            </math:mover>
          </math:msub>
          <math:mover math:accent="true">
            <math:mi>b</math:mi>
            <math:mo math:stretchy="false">→</math:mo>
          </math:mover>
          <math:mrow>
            <math:mi/>
            <math:mo math:stretchy="false">=</math:mo>
            <math:mi/>
          </math:mrow>
          <math:mfrac>
            <math:mrow>
              <math:mo math:stretchy="false">(</math:mo>
              <math:mrow>
                <math:mover math:accent="true">
                  <math:mi>a</math:mi>
                  <math:mo math:stretchy="false">→</math:mo>
                </math:mover>
                <math:mo math:stretchy="false">⋅</math:mo>
                <math:mover math:accent="true">
                  <math:mi>b</math:mi>
                  <math:mo math:stretchy="false">→</math:mo>
                </math:mover>
              </math:mrow>
              <math:mo math:stretchy="false">)</math:mo>
            </math:mrow>
            <math:mrow>
              <math:mo math:stretchy="false">(</math:mo>
              <math:mrow>
                <math:mover math:accent="true">
                  <math:mi>b</math:mi>
                  <math:mo math:stretchy="false">→</math:mo>
                </math:mover>
                <math:mo math:stretchy="false">⋅</math:mo>
                <math:mover math:accent="true">
                  <math:mi>b</math:mi>
                  <math:mo math:stretchy="false">→</math:mo>
                </math:mover>
              </math:mrow>
              <math:mo math:stretchy="false">)</math:mo>
            </math:mrow>
          </math:mfrac>
          <math:mover math:accent="true">
            <math:mi>b</math:mi>
            <math:mo math:stretchy="false">→</math:mo>
          </math:mover>
        </math:mrow>
      </math:mtr>
      <math:mtr/>
      <math:mtr>
        <math:mrow>
          <math:mi math:fontstyle="italic">If</math:mi>
          <math:mover math:accent="true">
            <math:mi>b</math:mi>
            <math:mo math:stretchy="false">→</math:mo>
          </math:mover>
          <math:mi math:fontstyle="italic">is</math:mi>
          <math:mi>a</math:mi>
          <math:mi math:fontstyle="italic">unit</math:mi>
          <math:mi math:fontstyle="italic">vector</math:mi>
          <math:mi>:</math:mi>
        </math:mrow>
      </math:mtr>
      <math:mtr/>
      <math:mtr>
        <math:mrow>
          <math:msub>
            <math:mi math:fontstyle="italic">Projection</math:mi>
            <math:mover math:accent="true">
              <math:mi>a</math:mi>
              <math:mo math:stretchy="false">→</math:mo>
            </math:mover>
          </math:msub>
          <math:mover math:accent="true">
            <math:mi>b</math:mi>
            <math:mo math:stretchy="false">→</math:mo>
          </math:mover>
          <math:mrow>
            <math:mi/>
            <math:mo math:stretchy="false">=</math:mo>
            <math:mfrac>
              <math:mrow>
                <math:mover math:accent="true">
                  <math:mi>a</math:mi>
                  <math:mo math:stretchy="false">→</math:mo>
                </math:mover>
                <math:mo math:stretchy="false">⋅</math:mo>
                <math:mover math:accent="true">
                  <math:mi>b</math:mi>
                  <math:mo math:stretchy="false">→</math:mo>
                </math:mover>
              </math:mrow>
              <math:msup>
                <math:mrow>
                  <math:mo math:stretchy="false">∥</math:mo>
                  <math:mover math:accent="true">
                    <math:mi>b</math:mi>
                    <math:mo math:stretchy="false">→</math:mo>
                  </math:mover>
                  <math:mo math:stretchy="false">∥</math:mo>
                </math:mrow>
                <math:mn>2</math:mn>
              </math:msup>
            </math:mfrac>
          </math:mrow>
          <math:mover math:accent="true">
            <math:mi>b</math:mi>
            <math:mo math:stretchy="false">→</math:mo>
          </math:mover>
          <math:mrow>
            <math:mi/>
            <math:mo math:stretchy="false">=</math:mo>
            <math:mi/>
          </math:mrow>
          <math:mrow>
            <math:mo math:stretchy="false">(</math:mo>
            <math:mrow>
              <math:mover math:accent="true">
                <math:mi>a</math:mi>
                <math:mo math:stretchy="false">→</math:mo>
              </math:mover>
              <math:mo math:stretchy="false">⋅</math:mo>
              <math:mover math:accent="true">
                <math:mi>b</math:mi>
                <math:mo math:stretchy="false">→</math:mo>
              </math:mover>
            </math:mrow>
            <math:mo math:stretchy="false">)</math:mo>
          </math:mrow>
          <math:mover math:accent="true">
            <math:mi>b</math:mi>
            <math:mo math:stretchy="false">→</math:mo>
          </math:mover>
        </math:mrow>
      </math:mtr>
      <math:mtr/>
      <math:mtr>
        <math:mrow>
          <math:mi math:fontstyle="italic">Magnitute</math:mi>
          <math:mover math:accent="true">
            <math:mi>a</math:mi>
            <math:mo math:stretchy="false">→</math:mo>
          </math:mover>
          <math:mrow>
            <math:mi/>
            <math:mo math:stretchy="false">=</math:mo>
            <math:mi/>
          </math:mrow>
          <math:mfrac>
            <math:mn>1</math:mn>
            <math:mrow>
              <math:mo math:stretchy="false">∥</math:mo>
              <math:mover math:accent="true">
                <math:mi>a</math:mi>
                <math:mo math:stretchy="false">→</math:mo>
              </math:mover>
              <math:mo math:stretchy="false">∥</math:mo>
            </math:mrow>
          </math:mfrac>
          <math:mover math:accent="true">
            <math:mi>a</math:mi>
            <math:mo math:stretchy="false">→</math:mo>
          </math:mover>
        </math:mrow>
      </math:mtr>
    </math:mtable>
    <math:annotation math:encoding="StarMath 5.0">Projection_{vec a}  vec b~ = ~ (vec a cdot vec b)   over (vec b cdot vec b) vec b
newline 
newline
If vec b is a unit vector:
newline
newline
Projection_{vec a}  vec b ~ =vec a cdot vec b over ldline vec b rdline^{2} vec b  ~ = ~ (vec a cdot vec b) vec b
newline
newline
Magnitute vec a ~=~ 1 over ldline vec a rdline vec a






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initial-creator>Marin Petrov</meta:initial-creator>
    <meta:creation-date>2011-09-23T15:54:03</meta:creation-date>
    <meta:editing-cycles>1</meta:editing-cycles>
    <meta:user-defined meta:name="Info 1"/>
    <meta:user-defined meta:name="Info 2"/>
    <meta:user-defined meta:name="Info 3"/>
    <meta:user-defined meta:name="Info 4"/>
  </office:meta>
</office:document-meta>
</file>